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Ik ben helemaal opnieuw begonnen met mijn, website omdat ik de gekopierde template moeilijk kon aanpassen. Dus ik heb besloten om gewoon alles zelf te gaan doen.</text:p>
      <text:p text:style-name="Standaard">Dus mijn wireframes klopt ook niet meer, ik denk laat me het even van te voren melden.<text:s/></text:p>
      <text:p text:style-name="Standaard">Ik ga dus nieuwe wireframes maken. Maar even dat jullie dat weten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man oz</meta:initial-creator>
    <dc:creator>osman oz</dc:creator>
    <meta:creation-date>2019-05-22T10:40:00Z</meta:creation-date>
    <dc:date>2019-05-22T10:44:00Z</dc:date>
    <meta:template xlink:href="Normal.dotm" xlink:type="simple"/>
    <meta:editing-cycles>1</meta:editing-cycles>
    <meta:editing-duration>PT240S</meta:editing-duration>
    <meta:document-statistic meta:page-count="1" meta:paragraph-count="1" meta:word-count="48" meta:character-count="317" meta:row-count="2" meta:non-whitespace-character-count="270"/>
  </office:meta>
</office:document-meta>
</file>